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4pt" officeooo:paragraph-rsid="0020d7e5" style:font-size-asian="14pt" style:font-size-complex="14pt"/>
    </style:style>
    <style:style style:name="P4" style:family="paragraph" style:parent-style-name="Standard">
      <style:text-properties style:font-name="Arial" fo:font-size="14pt" officeooo:rsid="0020d7e5" officeooo:paragraph-rsid="0020d7e5" style:font-size-asian="14pt" style:font-size-complex="14pt"/>
    </style:style>
    <style:style style:name="P5" style:family="paragraph" style:parent-style-name="Standard">
      <style:text-properties style:font-name="Arial" fo:font-size="14pt" officeooo:paragraph-rsid="00212cfd" style:font-size-asian="14pt" style:font-size-complex="14pt"/>
    </style:style>
    <style:style style:name="P6" style:family="paragraph" style:parent-style-name="Standard">
      <style:text-properties officeooo:paragraph-rsid="0020d7e5"/>
    </style:style>
    <style:style style:name="P7" style:family="paragraph" style:parent-style-name="Standard">
      <style:text-properties style:font-name="Arial" fo:font-size="14pt" officeooo:paragraph-rsid="0020d7e5" style:font-size-asian="14pt" style:font-size-complex="14pt"/>
    </style:style>
    <style:style style:name="P8" style:family="paragraph" style:parent-style-name="Standard">
      <style:text-properties style:font-name="Arial" fo:font-size="14pt" officeooo:rsid="0020d7e5" officeooo:paragraph-rsid="0020d7e5" style:font-size-asian="14pt" style:font-size-complex="14pt"/>
    </style:style>
    <style:style style:name="T1" style:family="text">
      <style:text-properties officeooo:rsid="0020d7e5"/>
    </style:style>
    <style:style style:name="T2" style:family="text">
      <style:text-properties style:font-name="Arial" fo:font-size="14pt" officeooo:rsid="0020d7e5" style:font-size-asian="14pt" style:font-size-complex="14pt"/>
    </style:style>
    <style:style style:name="T3" style:family="text">
      <style:text-properties style:font-name="Arial" officeooo:rsid="0020d7e5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fo:color="#c9211e" loext:opacity="100%" style:font-name="Arial" fo:font-weight="normal" style:font-weight-asian="normal" style:font-weight-complex="normal"/>
    </style:style>
    <style:style style:name="T8" style:family="text">
      <style:text-properties fo:color="#111111" loext:opacity="100%" style:font-name="Arial" fo:font-weight="normal" style:font-weight-asian="normal" style:font-weight-complex="normal"/>
    </style:style>
    <style:style style:name="T9" style:family="text">
      <style:text-properties fo:color="#111111" loext:opacity="100%" style:font-name="Arial" fo:font-weight="normal" officeooo:rsid="0020d7e5" style:font-weight-asian="normal" style:font-weight-complex="normal"/>
    </style:style>
    <style:style style:name="T10" style:family="text">
      <style:text-properties fo:color="#111111" loext:opacity="100%" style:font-name="Arial" fo:font-size="14pt" officeooo:rsid="0020d7e5" style:font-size-asian="14pt" style:font-size-complex="14pt"/>
    </style:style>
    <style:style style:name="T11" style:family="text">
      <style:text-properties fo:color="#111111" loext:opacity="100%" style:font-name="Arial" officeooo:rsid="0020d7e5"/>
    </style:style>
    <style:style style:name="T12" style:family="text">
      <style:text-properties fo:color="#111111" loext:opacity="100%" officeooo:rsid="0020d7e5"/>
    </style:style>
    <style:style style:name="T13" style:family="text">
      <style:text-properties fo:color="#111111" loext:opacity="100%" fo:font-weight="normal" style:font-weight-asian="normal" style:font-weight-complex="normal"/>
    </style:style>
    <style:style style:name="T14" style:family="text">
      <style:text-properties fo:color="#111111" loext:opacity="100%" fo:font-weight="normal" officeooo:rsid="0020d7e5" style:font-weight-asian="normal" style:font-weight-complex="normal"/>
    </style:style>
    <style:style style:name="T15" style:family="text">
      <style:text-properties officeooo:rsid="00212c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a empleado </text:p>
      <text:p text:style-name="P1"/>
      <text:p text:style-name="P1">Nif <text:s text:c="17"/>not null PK</text:p>
      <text:p text:style-name="P1">nombre apellido <text:s text:c="5"/>not null</text:p>
      <text:p text:style-name="P1">Nss <text:s text:c="17"/>not null AK</text:p>
      <text:p text:style-name="P1">Salario <text:s text:c="13"/>not null</text:p>
      <text:p text:style-name="P1">Direccion <text:s text:c="11"/>not null <text:s/></text:p>
      <text:p text:style-name="P1">Fecha naz <text:s text:c="11"/>not null <text:s/></text:p>
      <text:p text:style-name="P1">Fecha alta <text:s text:c="10"/>not null <text:s text:c="13"/></text:p>
      <text:p text:style-name="P1">Proyecto <text:s text:c="12"/>unsigned null</text:p>
      <text:p text:style-name="P1"><text:s text:c="21"/>Fk referencia a tabla proyecto(id proyecto)</text:p>
      <text:p text:style-name="P1"/>
      <text:p text:style-name="P1"/>
      <text:p text:style-name="P3"><text:span text:style-name="T1">Tabla </text:span>Supervisor </text:p>
      <text:p text:style-name="P3"/>
      <text:p text:style-name="P3"><text:span text:style-name="T1">Empleado</text:span> <text:s text:c="4"/>unsigned null </text:p>
      <text:p text:style-name="P3"><text:s text:c="21"/>Fk referencia a tabla empleado(id empleado)</text:p>
      <text:p text:style-name="P1">Fecha Supervisor <text:s text:c="4"/>not null</text:p>
      <text:p text:style-name="P1">Dia semana <text:s text:c="10"/>not null</text:p>
      <text:p text:style-name="P1"><text:s text:c="21"/><text:span text:style-name="T1">PK(empleado)</text:span></text:p>
      <text:p text:style-name="P3"/>
      <text:p text:style-name="P4">Tabla Director </text:p>
      <text:p text:style-name="P4"/>
      <text:p text:style-name="P3"><text:s/><text:span text:style-name="T1">Departamento</text:span> <text:s text:c="4"/>not null</text:p>
      <text:p text:style-name="P4"><text:s text:c="18"/>FK referencia a tabla departamento (id departamento)</text:p>
      <text:p text:style-name="P3"><text:span text:style-name="T1">Empleado</text:span> <text:s text:c="11"/>not null </text:p>
      <text:p text:style-name="P3"><text:s text:c="21"/>Fk referencia a tabla empleado (id empelados)</text:p>
      <text:p text:style-name="P3">fecha director <text:s text:c="6"/>not null</text:p>
      <text:p text:style-name="P3">Prima <text:s text:c="15"/>not null</text:p>
      <text:p text:style-name="P4"><text:s text:c="21"/>PK(empleado,departamento)</text:p>
      <text:p text:style-name="P1"/>
      <text:p text:style-name="P1">Tabla proyecto</text:p>
      <text:p text:style-name="P1"/>
      <text:p text:style-name="P1">Id proyecto <text:s text:c="9"/>not null PK</text:p>
      <text:p text:style-name="P1">Nombre <text:s text:c="14"/>not null AK</text:p>
      <text:p text:style-name="P1">Fecha lazamiento <text:s text:c="4"/>not null </text:p>
      <text:p text:style-name="P1">Fecha prv fin <text:s text:c="7"/>not null</text:p>
      <text:p text:style-name="P1">Departamento <text:s text:c="8"/>not null </text:p>
      <text:p text:style-name="P1"><text:s text:c="21"/>Fk referencia a tabla departamento (id departamento)</text:p>
      <text:p text:style-name="P1"/>
      <text:p text:style-name="P3"/>
      <text:p text:style-name="P3"/>
      <text:p text:style-name="P3"/>
      <text:p text:style-name="P3"/>
      <text:p text:style-name="P3"/>
      <text:p text:style-name="P3"><text:soft-page-break/><text:span text:style-name="T1">T</text:span><text:span text:style-name="T12">abla </text:span><text:span text:style-name="T13">T</text:span><text:span text:style-name="T14">utor</text:span></text:p>
      <text:p text:style-name="P3"><text:span text:style-name="T14"/></text:p>
      <text:p text:style-name="P3"><text:span text:style-name="T14">Empleado</text:span><text:span text:style-name="T13"> not null </text:span></text:p>
      <text:p text:style-name="P3"><text:span text:style-name="T13">FK referencia a la tabla empleados (nif) </text:span></text:p>
      <text:p text:style-name="P4"><text:span text:style-name="T13">Proyectos <text:s text:c="4"/>not null</text:span></text:p>
      <text:p text:style-name="P3"><text:s text:c="20"/>Fk referencia a tabla proyecto(id proyecto)</text:p>
      <text:p text:style-name="P4"><text:span text:style-name="T8"><text:s text:c="16"/>PK(proyecto,empleado)</text:span></text:p>
      <text:p text:style-name="P6"><text:span text:style-name="T8"/></text:p>
      <text:p text:style-name="P1">Tabla departamento</text:p>
      <text:p text:style-name="P1"/>
      <text:p text:style-name="P1">Id departamento <text:s text:c="5"/>not null PK</text:p>
      <text:p text:style-name="P1">Nombre <text:s text:c="14"/>not null Ak</text:p>
      <text:p text:style-name="P1"/>
      <text:p text:style-name="P1"/>
      <text:p text:style-name="P1">Tabla sede</text:p>
      <text:p text:style-name="P1"/>
      <text:p text:style-name="P1">Provincia <text:s text:c="11"/>not null PK </text:p>
      <text:p text:style-name="P1">Localidad <text:s text:c="11"/>not null</text:p>
      <text:p text:style-name="P1">Direccion <text:s text:c="11"/>not null</text:p>
      <text:p text:style-name="P1">Superficie <text:s text:c="10"/>not null </text:p>
      <text:p text:style-name="P5"><text:span text:style-name="T15">Director</text:span> <text:s text:c="8"/>not null </text:p>
      <text:p text:style-name="P5"><text:s text:c="21"/>Fk referencia a tabla <text:span text:style-name="T15">Director</text:span> ()</text:p>
      <text:p text:style-name="P1"/>
      <text:p text:style-name="P1"/>
      <text:p text:style-name="P1">Tabla familiar</text:p>
      <text:p text:style-name="P1"/>
      <text:p text:style-name="P1">Dni <text:s text:c="15"/>not null <text:s/>PK</text:p>
      <text:p text:style-name="P1">Fecha nacim <text:s text:c="7"/>not null</text:p>
      <text:p text:style-name="P1">Nombre <text:s text:c="12"/>not null</text:p>
      <text:p text:style-name="P1">Empleado <text:s text:c="10"/>not null</text:p>
      <text:p text:style-name="P1"><text:s text:c="19"/>FK referencia a tabla empleado (id empleado) </text:p>
      <text:p text:style-name="P1">Parentesco <text:s text:c="8"/>not null <text:s text:c="2"/></text:p>
      <text:p text:style-name="P1"/>
      <text:p text:style-name="P1">Tabla Telefono</text:p>
      <text:p text:style-name="P1"/>
      <text:p text:style-name="P1">Sede <text:s text:c="13"/>not null </text:p>
      <text:p text:style-name="P1"><text:s text:c="18"/>FK referencia a tabla sede (id sede)</text:p>
      <text:p text:style-name="P1">telefono <text:s text:c="9"/>not null</text:p>
      <text:p text:style-name="P1"><text:s text:c="14"/>PK(telefono,sede)</text:p>
      <text:p text:style-name="P1"/>
      <text:p text:style-name="P1"/>
      <text:p text:style-name="P1">Tabla departamento sede </text:p>
      <text:p text:style-name="P1"/>
      <text:p text:style-name="P1">Departamento <text:s text:c="5"/>not null</text:p>
      <text:p text:style-name="P1"><text:s text:c="18"/>FK referencia a tabla departamento (id departamento)</text:p>
      <text:p text:style-name="P1"><text:soft-page-break/>Sede <text:s text:c="13"/>not null</text:p>
      <text:p text:style-name="P1"><text:s text:c="18"/>FK referencia a tabla sede (id sede)</text:p>
      <text:p text:style-name="P1"><text:s text:c="16"/>PK(sede,departamento)</text:p>
      <text:p text:style-name="P1"/>
      <text:p text:style-name="P1">Tabla proyecto empleado</text:p>
      <text:p text:style-name="P1"/>
      <text:p text:style-name="P1">Empleado <text:s text:c="10"/>unsigned null</text:p>
      <text:p text:style-name="P1"><text:s text:c="19"/>FK referencia a tabla empleado (id empleado)</text:p>
      <text:p text:style-name="P1">Proyecto <text:s text:c="10"/>unsigned null</text:p>
      <text:p text:style-name="P1"><text:s text:c="19"/>Fk referencia a tabla proyecto(id proyecto)</text:p>
      <text:p text:style-name="P1"><text:s text:c="16"/>PK(proyecto,empleado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5T10:50:40.850000000</meta:creation-date>
    <dc:date>2022-10-27T18:10:50.123000000</dc:date>
    <meta:editing-duration>PT3M48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3" meta:paragraph-count="71" meta:word-count="263" meta:character-count="2432" meta:non-whitespace-character-count="1466"/>
  </office:meta>
</office:document-meta>
</file>